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5300000297B4931C6C9BB052B1.png" manifest:media-type="image/png"/>
  <manifest:file-entry manifest:full-path="Pictures/100000000000014B000002C45BE11B2C97C44EAF.png" manifest:media-type="image/png"/>
  <manifest:file-entry manifest:full-path="Pictures/10000000000002070000006AE779D5F0EB742D0E.png" manifest:media-type="image/png"/>
  <manifest:file-entry manifest:full-path="Pictures/1000000000000153000001EF5572CFBECA86CB0E.png" manifest:media-type="image/png"/>
  <manifest:file-entry manifest:full-path="Pictures/100000000000014B000002CF0B2DED38B81896EC.png" manifest:media-type="image/png"/>
  <manifest:file-entry manifest:full-path="Pictures/1000000000000154000002C11EC984D73CB52E7C.png" manifest:media-type="image/png"/>
  <manifest:file-entry manifest:full-path="Pictures/100000000000022100000235E2F1C337507A47BE.png" manifest:media-type="image/png"/>
  <manifest:file-entry manifest:full-path="Pictures/100000000000022200000095A426E58CCF4048A0.png" manifest:media-type="image/png"/>
  <manifest:file-entry manifest:full-path="Pictures/1000000000000227000002487D2D3B69F8D16663.png" manifest:media-type="image/png"/>
  <manifest:file-entry manifest:full-path="Pictures/100000000000010B000002B6DD77010ED57C6D5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5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border-line-width="0.018cm 0.004cm 0.018cm" fo:padding="0.049cm" fo:border="1.11pt double-thin #000000" style:shadow="#808080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border-line-width="0.012cm 0.012cm 0.012cm" fo:padding="0.049cm" fo:border="1.05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2" text:anchor-type="char" svg:x="0.161cm" svg:y="0.146cm" svg:width="8.5cm" svg:height="17.78cm" draw:z-index="0"><draw:image xlink:href="Pictures/100000000000015300000297B4931C6C9BB052B1.png" xlink:type="simple" xlink:show="embed" xlink:actuate="onLoad" loext:mime-type="image/png"/></draw:frame><draw:frame draw:style-name="fr1" draw:name="Bild4" text:anchor-type="char" svg:x="8.818cm" svg:y="0cm" svg:width="8.758cm" svg:height="19.024cm" draw:z-index="3"><draw:image xlink:href="Pictures/100000000000014B000002CF0B2DED38B81896E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Bild3" text:anchor-type="char" svg:x="-0.162cm" svg:y="0.199cm" svg:width="8.567cm" svg:height="17.766cm" draw:z-index="2"><draw:image xlink:href="Pictures/1000000000000154000002C11EC984D73CB52E7C.png" xlink:type="simple" xlink:show="embed" xlink:actuate="onLoad" loext:mime-type="image/png"/></draw:frame><draw:frame draw:style-name="fr2" draw:name="Bild1" text:anchor-type="char" svg:x="8.647cm" svg:y="0.332cm" svg:width="7.999cm" svg:height="11.68cm" draw:z-index="1"><draw:image xlink:href="Pictures/1000000000000153000001EF5572CFBECA86CB0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<draw:frame draw:style-name="fr3" draw:name="Bild11" text:anchor-type="char" svg:x="1.291cm" svg:y="14.947cm" svg:width="14.446cm" svg:height="3.942cm" draw:z-index="9"><draw:image xlink:href="Pictures/100000000000022200000095A426E58CCF4048A0.png" xlink:type="simple" xlink:show="embed" xlink:actuate="onLoad" loext:mime-type="image/png"/></draw:frame><draw:frame draw:style-name="fr4" draw:name="Bild10" text:anchor-type="char" svg:width="14.42cm" svg:height="14.949cm" draw:z-index="7"><draw:image xlink:href="Pictures/100000000000022100000235E2F1C337507A47BE.png" xlink:type="simple" xlink:show="embed" xlink:actuate="onLoad" loext:mime-type="image/png"/></draw:frame></text:p>
      <text:p text:style-name="P1"/>
      <text:p text:style-name="P1"/>
      <text:p text:style-name="P1"><draw:frame draw:style-name="fr5" draw:name="Bild8" text:anchor-type="char" svg:width="14.579cm" svg:height="15.452cm" draw:z-index="6"><draw:image xlink:href="Pictures/1000000000000227000002487D2D3B69F8D16663.png" xlink:type="simple" xlink:show="embed" xlink:actuate="onLoad" loext:mime-type="image/png"/></draw:frame><draw:frame draw:style-name="fr3" draw:name="Bild9" text:anchor-type="char" svg:x="1.642cm" svg:y="15.45cm" svg:width="13.732cm" svg:height="2.805cm" draw:z-index="8"><draw:image xlink:href="Pictures/10000000000002070000006AE779D5F0EB742D0E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Bild5" text:anchor-type="char" svg:x="-0.111cm" svg:y="0.423cm" svg:width="8.758cm" svg:height="18.733cm" draw:z-index="4"><draw:image xlink:href="Pictures/100000000000014B000002C45BE11B2C97C44EAF.png" xlink:type="simple" xlink:show="embed" xlink:actuate="onLoad" loext:mime-type="image/png"/></draw:frame><draw:frame draw:style-name="fr2" draw:name="Bild6" text:anchor-type="char" svg:x="9.176cm" svg:y="0.397cm" svg:width="7.064cm" svg:height="18.362cm" draw:z-index="5"><draw:image xlink:href="Pictures/100000000000010B000002B6DD77010ED57C6D5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3T19:25:55.729000000</meta:creation-date>
    <dc:date>2021-04-07T17:14:27.115000000</dc:date>
    <meta:editing-duration>PT2H18M55S</meta:editing-duration>
    <meta:editing-cycles>5</meta:editing-cycles>
    <meta:generator>LibreOffice/6.2.3.2$Windows_X86_64 LibreOffice_project/aecc05fe267cc68dde00352a451aa867b3b546ac</meta:generator>
    <meta:print-date>2021-04-07T17:03:13.410000000</meta:print-date>
    <meta:document-statistic meta:table-count="0" meta:image-count="10" meta:object-count="0" meta:page-count="5" meta:paragraph-count="1" meta:word-count="0" meta:character-count="1" meta:non-whitespace-character-count="0"/>
  </office:meta>
</office:document-meta>
</file>